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style style:name="co1" style:family="table-column">
      <style:table-column-properties fo:break-before="auto" style:column-width="17.7270833333333cm"/>
    </style:style>
    <style:style style:name="co2"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number-columns-repeated="16383" table:default-cell-style-name="ce1"/>
        <table:table-row table:style-name="ro1">
          <table:table-cell office:value-type="string" table:style-name="ce2">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table:style-name="ce1">
            <text:p>Outros</text:p>
          </table:table-cell>
          <table:table-cell table:number-columns-repeated="16382"/>
        </table:table-row>
        <table:table-row table:style-name="ro1">
          <table:table-cell office:value-type="string" table:style-name="ce2">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cell office:value-type="string" table:style-name="ce1">
            <text:p>Outros</text:p>
          </table:table-cell>
          <table:table-cell table:number-columns-repeated="16382"/>
        </table:table-row>
        <table:table-row table:style-name="ro1">
          <table:table-cell office:value-type="string" table:style-name="ce2">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table:style-name="ce1">
            <text:p>Outros</text:p>
          </table:table-cell>
          <table:table-cell table:number-columns-repeated="16382"/>
        </table:table-row>
        <table:table-row table:style-name="ro1">
          <table:table-cell office:value-type="string" table:style-name="ce2">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 certidão de conformidade para operar seguro habitacional:3 - Quando a referida certidão começou a ser exigida?3- Qual o ato normativo que a baseia?3- Quais os requisitos para sua emissão?</text:p>
          </table:table-cell>
          <table:table-cell office:value-type="string" table:style-name="ce1">
            <text:p>Outros</text:p>
          </table:table-cell>
          <table:table-cell table:number-columns-repeated="16382"/>
        </table:table-row>
        <table:table-row table:style-name="ro1">
          <table:table-cell office:value-type="string" table:style-name="ce2">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text:p>
          </table:table-cell>
          <table:table-cell office:value-type="string" table:style-name="ce1">
            <text:p>Outros</text:p>
          </table:table-cell>
          <table:table-cell table:number-columns-repeated="16382"/>
        </table:table-row>
        <table:table-row table:style-name="ro1">
          <table:table-cell office:value-type="string" table:style-name="ce2">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table:style-name="ce1">
            <text:p>Outros</text:p>
          </table:table-cell>
          <table:table-cell table:number-columns-repeated="16382"/>
        </table:table-row>
        <table:table-row table:style-name="ro1">
          <table:table-cell office:value-type="string" table:style-name="ce2">
            <text:p>Como consigo informações a respeito do processo 33333.333333/333333 referente numero de título 3333.333.3333333/3 trata se de família que precisa do resgaste dos títulos por razão sobrevivencia e ter edte saldo retido no Banco Itau. Agradeço</text:p>
          </table:table-cell>
          <table:table-cell office:value-type="string" table:style-name="ce1">
            <text:p>Outros</text:p>
          </table:table-cell>
          <table:table-cell table:number-columns-repeated="16382"/>
        </table:table-row>
        <table:table-row table:style-name="ro1">
          <table:table-cell office:value-type="string" table:style-name="ce2">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table:style-name="ce1">
            <text:p>Outros</text:p>
          </table:table-cell>
          <table:table-cell table:number-columns-repeated="16382"/>
        </table:table-row>
        <table:table-row table:style-name="ro1">
          <table:table-cell office:value-type="string" table:style-name="ce2">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table:style-name="ce1">
            <text:p>Outros</text:p>
          </table:table-cell>
          <table:table-cell table:number-columns-repeated="16382"/>
        </table:table-row>
        <table:table-row table:style-name="ro1">
          <table:table-cell office:value-type="string" table:style-name="ce2">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text:p>
          </table:table-cell>
          <table:table-cell office:value-type="string" table:style-name="ce1">
            <text:p>Outros</text:p>
          </table:table-cell>
          <table:table-cell table:number-columns-repeated="16382"/>
        </table:table-row>
        <table:table-row table:style-name="ro1">
          <table:table-cell office:value-type="string" table:style-name="ce2">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table:style-name="ce1">
            <text:p>Outros</text:p>
          </table:table-cell>
          <table:table-cell table:number-columns-repeated="16382"/>
        </table:table-row>
        <table:table-row table:style-name="ro1">
          <table:table-cell office:value-type="string" table:style-name="ce2">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text:p>
          </table:table-cell>
          <table:table-cell office:value-type="string" table:style-name="ce1">
            <text:p>Outros</text:p>
          </table:table-cell>
          <table:table-cell table:number-columns-repeated="16382"/>
        </table:table-row>
        <table:table-row table:style-name="ro1">
          <table:table-cell office:value-type="string" table:style-name="ce2">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table:style-name="ce1">
            <text:p>Outros</text:p>
          </table:table-cell>
          <table:table-cell table:number-columns-repeated="16382"/>
        </table:table-row>
        <table:table-row table:style-name="ro1">
          <table:table-cell office:value-type="string" table:style-name="ce2">
            <text:p>A caixa seguradora deve realizar pericia em imovel que sofreu sinistro por enchente, Contudo, não consigo contato para solucionar o problema. Todos os contatos não produzem resultado. Solicito providencias pra a questão.</text:p>
          </table:table-cell>
          <table:table-cell office:value-type="string" table:style-name="ce1">
            <text:p>Outros</text:p>
          </table:table-cell>
          <table:table-cell table:number-columns-repeated="16382"/>
        </table:table-row>
        <table:table-row table:style-name="ro1">
          <table:table-cell office:value-type="string" table:style-name="ce2">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table:style-name="ce1">
            <text:p>Outros</text:p>
          </table:table-cell>
          <table:table-cell table:number-columns-repeated="16382"/>
        </table:table-row>
        <table:table-row table:style-name="ro1">
          <table:table-cell office:value-type="string" table:style-name="ce2">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text:p>
          </table:table-cell>
          <table:table-cell office:value-type="string" table:style-name="ce1">
            <text:p>Outros</text:p>
          </table:table-cell>
          <table:table-cell table:number-columns-repeated="16382"/>
        </table:table-row>
        <table:table-row table:style-name="ro1">
          <table:table-cell office:value-type="string" table:style-name="ce2">
            <text:p>Gostaria de saber se tem e qual é o modelo para fazer o pedido de SOCIEDADE DE CAPITALIZAÇÃO.Fico no aguardoRicardo telefone 33 3333333 33</text:p>
          </table:table-cell>
          <table:table-cell office:value-type="string" table:style-name="ce1">
            <text:p>Outros</text:p>
          </table:table-cell>
          <table:table-cell table:number-columns-repeated="16382"/>
        </table:table-row>
        <table:table-row table:style-name="ro1">
          <table:table-cell office:value-type="string" table:style-name="ce2">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table:style-name="ce1">
            <text:p>Outros</text:p>
          </table:table-cell>
          <table:table-cell table:number-columns-repeated="16382"/>
        </table:table-row>
        <table:table-row table:style-name="ro1">
          <table:table-cell office:value-type="string" table:style-name="ce2">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text:p>
          </table:table-cell>
          <table:table-cell office:value-type="string" table:style-name="ce1">
            <text:p>Outros</text:p>
          </table:table-cell>
          <table:table-cell table:number-columns-repeated="16382"/>
        </table:table-row>
        <table:table-row table:style-name="ro1">
          <table:table-cell office:value-type="string" table:style-name="ce2">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table:style-name="ce1">
            <text:p>Outros</text:p>
          </table:table-cell>
          <table:table-cell table:number-columns-repeated="16382"/>
        </table:table-row>
        <table:table-row table:style-name="ro1">
          <table:table-cell office:value-type="string" table:style-name="ce2">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table:style-name="ce1">
            <text:p>Outros</text:p>
          </table:table-cell>
          <table:table-cell table:number-columns-repeated="16382"/>
        </table:table-row>
        <table:table-row table:style-name="ro1">
          <table:table-cell office:value-type="string" table:style-name="ce2">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table:style-name="ce1">
            <text:p>Outros</text:p>
          </table:table-cell>
          <table:table-cell table:number-columns-repeated="16382"/>
        </table:table-row>
        <table:table-row table:style-name="ro1">
          <table:table-cell office:value-type="string" table:style-name="ce2">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table:style-name="ce1">
            <text:p>Outros</text:p>
          </table:table-cell>
          <table:table-cell table:number-columns-repeated="16382"/>
        </table:table-row>
        <table:table-row table:style-name="ro1">
          <table:table-cell office:value-type="string" table:style-name="ce2">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table:style-name="ce1">
            <text:p>Outros</text:p>
          </table:table-cell>
          <table:table-cell table:number-columns-repeated="16382"/>
        </table:table-row>
        <table:table-row table:style-name="ro1">
          <table:table-cell office:value-type="string" table:style-name="ce2">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table:style-name="ce1">
            <text:p>Outros</text:p>
          </table:table-cell>
          <table:table-cell table:number-columns-repeated="16382"/>
        </table:table-row>
        <table:table-row table:style-name="ro1">
          <table:table-cell office:value-type="string" table:style-name="ce2">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text:p>
          </table:table-cell>
          <table:table-cell office:value-type="string" table:style-name="ce1">
            <text:p>Outros</text:p>
          </table:table-cell>
          <table:table-cell table:number-columns-repeated="16382"/>
        </table:table-row>
        <table:table-row table:style-name="ro1">
          <table:table-cell office:value-type="string" table:style-name="ce2">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text:p>
          </table:table-cell>
          <table:table-cell office:value-type="string" table:style-name="ce1">
            <text:p>Outros</text:p>
          </table:table-cell>
          <table:table-cell table:number-columns-repeated="16382"/>
        </table:table-row>
        <table:table-row table:style-name="ro1">
          <table:table-cell office:value-type="string" table:style-name="ce2">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table:style-name="ce1">
            <text:p>Outros</text:p>
          </table:table-cell>
          <table:table-cell table:number-columns-repeated="16382"/>
        </table:table-row>
        <table:table-row table:style-name="ro1">
          <table:table-cell office:value-type="string" table:style-name="ce2">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table:style-name="ce1">
            <text:p>Outros</text:p>
          </table:table-cell>
          <table:table-cell table:number-columns-repeated="16382"/>
        </table:table-row>
        <table:table-row table:style-name="ro1">
          <table:table-cell office:value-type="string" table:style-name="ce2">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text:p>
          </table:table-cell>
          <table:table-cell office:value-type="string" table:style-name="ce1">
            <text:p>Outros</text:p>
          </table:table-cell>
          <table:table-cell table:number-columns-repeated="16382"/>
        </table:table-row>
        <table:table-row table:style-name="ro1">
          <table:table-cell office:value-type="string" table:style-name="ce2">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table:style-name="ce1">
            <text:p>Outros</text:p>
          </table:table-cell>
          <table:table-cell table:number-columns-repeated="16382"/>
        </table:table-row>
        <table:table-row table:style-name="ro1">
          <table:table-cell office:value-type="string" table:style-name="ce2">
            <text:p>Existe alguma legislação que prevê o pagamento de mão de obra em caso de seguro residencial?</text:p>
          </table:table-cell>
          <table:table-cell office:value-type="string" table:style-name="ce1">
            <text:p>Outros</text:p>
          </table:table-cell>
          <table:table-cell table:number-columns-repeated="16382"/>
        </table:table-row>
        <table:table-row table:style-name="ro1">
          <table:table-cell office:value-type="string" table:style-name="ce2">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table:style-name="ce1">
            <text:p>Outros</text:p>
          </table:table-cell>
          <table:table-cell table:number-columns-repeated="16382"/>
        </table:table-row>
        <table:table-row table:style-name="ro1">
          <table:table-cell office:value-type="string" table:style-name="ce2">
            <text:p>Boa noite, gostaria de saber se é lega o banco Bradesco de 3,333,33 me devolver apenas 3,333,33 na capitalização... no momento não fui informada sobre essa retenção, até porque estava apenas guardando o dinheiro para resgatar com um ano para saúde</text:p>
          </table:table-cell>
          <table:table-cell office:value-type="string" table:style-name="ce1">
            <text:p>Outros</text:p>
          </table:table-cell>
          <table:table-cell table:number-columns-repeated="16382"/>
        </table:table-row>
        <table:table-row table:style-name="ro1">
          <table:table-cell office:value-type="string" table:style-name="ce2">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table:style-name="ce1">
            <text:p>Outros</text:p>
          </table:table-cell>
          <table:table-cell table:number-columns-repeated="16382"/>
        </table:table-row>
        <table:table-row table:style-name="ro1">
          <table:table-cell office:value-type="string" table:style-name="ce2">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table:style-name="ce1">
            <text:p>Outros</text:p>
          </table:table-cell>
          <table:table-cell table:number-columns-repeated="16382"/>
        </table:table-row>
        <table:table-row table:style-name="ro1">
          <table:table-cell office:value-type="string" table:style-name="ce2">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table:style-name="ce1">
            <text:p>Outros</text:p>
          </table:table-cell>
          <table:table-cell table:number-columns-repeated="16382"/>
        </table:table-row>
        <table:table-row table:style-name="ro1">
          <table:table-cell office:value-type="string" table:style-name="ce2">
            <text:p>RECLAMAÇÃO CONTRA A TOKIO MARINE SEGURADORA POR CONTA DE RECUSA DE PAGAMENTO DE INDENIZAÇÃO REFERENTE A VENDAVAL OCORRIDO NO RIO DE JANEIRO EM 33/33/3333 POR VOLTA DE 33:33 HORAS</text:p>
          </table:table-cell>
          <table:table-cell office:value-type="string" table:style-name="ce1">
            <text:p>Outros</text:p>
          </table:table-cell>
          <table:table-cell table:number-columns-repeated="16382"/>
        </table:table-row>
        <table:table-row table:style-name="ro1">
          <table:table-cell office:value-type="string" table:style-name="ce2">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table:style-name="ce1">
            <text:p>Outros</text:p>
          </table:table-cell>
          <table:table-cell table:number-columns-repeated="16382"/>
        </table:table-row>
        <table:table-row table:style-name="ro1">
          <table:table-cell office:value-type="string" table:style-name="ce2">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text:p>
          </table:table-cell>
          <table:table-cell office:value-type="string" table:style-name="ce1">
            <text:p>Outros</text:p>
          </table:table-cell>
          <table:table-cell table:number-columns-repeated="16382"/>
        </table:table-row>
        <table:table-row table:style-name="ro1">
          <table:table-cell office:value-type="string" table:style-name="ce2">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table:style-name="ce1">
            <text:p>Outros</text:p>
          </table:table-cell>
          <table:table-cell table:number-columns-repeated="16382"/>
        </table:table-row>
        <table:table-row table:style-name="ro1">
          <table:table-cell office:value-type="string" table:style-name="ce2">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table:style-name="ce1">
            <text:p>Outros</text:p>
          </table:table-cell>
          <table:table-cell table:number-columns-repeated="16382"/>
        </table:table-row>
        <table:table-row table:style-name="ro1">
          <table:table-cell office:value-type="string" table:style-name="ce2">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table:style-name="ce1">
            <text:p>Outros</text:p>
          </table:table-cell>
          <table:table-cell table:number-columns-repeated="16382"/>
        </table:table-row>
        <table:table-row table:style-name="ro1">
          <table:table-cell office:value-type="string" table:style-name="ce2">
            <text:p>Gostaria de confirmar alguns detalhes sobre o contrato de seguro que assinei recentemente. Há termos que não estão muito claros para mim.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úvidas quanto às condições apresentadas no documento que recebi. Poderiam fornecer maiores esclarecimento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mais informações sobre a cobertura contratada. Algumas condições não ficaram muito claras após a leitura do contrat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em busca de uma melhor compreensão sobre as cláusulas presentes no contrato de seguro que assinei. Existem pontos que me deixaram em dúvid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Após revisar o contrato que recebi, notei que alguns detalhes não foram esclarecidos de maneira suficiente. Poderiam me fornecer uma explicação mais clar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obter uma explicação mais detalhada sobre os termos do documento enviado. Surgiram dúvidas ao ler algumas cláusul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 apólice em questão. Algumas condições não ficaram totalmente claras para mim após a leitur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Venho solicitar uma revisão de um contrato de seguro que assinei. Algumas partes do documento não foram explicadas de forma clar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algumas dúvidas quanto às condições estabelecidas no documento de apólice que me foi enviado. Poderiam me esclarecer?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entender melhor como funcionam as coberturas mencionadas no contrato. Algumas partes ficaram confusas para mim.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gerais do seguro que contratei. Não compreendi completamente o funcionamento de algumas cobertu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Venho solicitar esclarecimentos sobre a apólice vigente. Preciso entender melhor os termos e condições que me foram apresentado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ns pontos do contrato assinado. Poderiam me ajudar com uma explicação mais clar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receber mais informações sobre as obrigações do segurado presentes no contrato. Algumas partes não estão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esclarecimentos adicionais sobre o seguro contratado. As condições de algumas cláusulas não foram completamente ent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que exatamente está coberto no contrato de seguro que assinei. Gostaria de uma explicação mais detalhad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após ler a apólice que me foi enviada, percebi que há algumas informações que não foram suficientemente explica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Venho solicitar maiores informações sobre um contrato de seguro que assinei. Preciso de uma explicação mais detalhada sobre algumas condiçõe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entender melhor como funciona o processo descrito no contrato de seguro. Algumas partes não ficaram claras para mim.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contrato de seguro que assinei recentemente. Algumas cláusulas não foram totalmente compre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s informações sobre os termos do contrato de seguro vigente. Algumas cláusulas ficaram confus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compreender todas as cláusulas do documento que recebi. Gostaria de uma explicação mais detalhad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ores informações sobre as condições descritas na apólice vigente. Algumas partes do documento não estão muito claras para mim.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venho por meio deste solicitar uma explicação mais clara sobre as obrigações do segurado mencionadas no contrat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receber mais detalhes sobre as coberturas oferecidas no seguro que contratei. Algumas informações não foram completamente ent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úvidas quanto ao funcionamento do seguro contratado. Algumas condições do documento não foram esclarec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seguro que contratei recentemente. Algumas cláusulas não ficaram claras após a leitura do contrat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coberturas e as condições gerais do seguro que contrat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algumas dúvidas sobre as obrigações mencionadas no contrato de seguro vigente. Poderiam me fornecer maiores esclarecimento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descritas no contrato de seguro que assinei. Algumas partes do documento não estão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obter uma explicação mais detalhada sobre os termos descritos na apólice que me foi enviad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maiores esclarecimentos sobre as condições gerais do seguro que contratei. Algumas cláusulas não foram completamente compre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entender algumas partes do contrato de seguro que assinei. Gostaria de uma explicação mais clar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venho por meio deste solicitar uma revisão das condições descritas na apólice vigente. Algumas partes do documento não estão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confirmar alguns detalhes sobre o seguro que contratei recentemente. Não compreendi completamente algumas cláusul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ores informações sobre as coberturas descritas no documento que me foi enviado. Algumas condições não estão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algumas dúvidas quanto às obrigações mencionadas n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entender melhor as condições estabelecidas no contrato que assinei recentemente. Algumas cláusulas ficaram confus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do contrato de seguro que recebi. Algumas partes não foram completamente compre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venho solicitar esclarecimentos sobre o contrato de seguro que assinei. Há partes do documento que não ficaram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maiores detalhes sobre o contrato de seguro vigente. Algumas condições não foram explicadas de maneira clar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compreender alguns termos do contrato de seguro que recebi. Gostaria de uma explicação mais detalhad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ores informações sobre as coberturas descritas na apólice vigente. Algumas partes não estão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funcionamento das condições gerais do seguro contratado. Não compreendi algumas cláusul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confirmar alguns pontos sobre o seguro que assinei recentemente. Algumas partes do documento ficaram confus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úvidas quanto às condições gerais do contrato de seguro que recebi. Algumas partes não foram explicadas de maneira clar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compreender o funcionamento de alguns termos no meu contrato. Gostaria de uma explicação mais clara sobre as obrigações envolv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esclarecimentos sobre um serviço que foi oferecido e que eu aceitei recentemente. Após ler o documento, surgiram algumas dúvidas.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Venho por meio deste solicitar detalhes adicionais sobre a apólice vigente. Há pontos que não estão claros e necessitam de uma revisão.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Preciso de ajuda para entender os itens de um contrato que assinei recentemente. Algumas cláusulas não ficaram muito claras.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Gostaria de verificar alguns detalhes sobre o seguro oferecido. Surgiram dúvidas quanto às coberturas incluídas e suas respectivas condiçõe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um documento recebido. Algumas cláusulas não estão completamente claras para mim. Poderia me ajudar com isso?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Estou com algumas incertezas sobre a apólice que contratei. Seria possível fornecer uma explicação mais detalhada sobre os itens abordados no contrat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informações adicionais sobre a cobertura oferecida. Não ficou claro para mim como determinadas condições são aplicáveis no meu caso.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Após revisar o documento que me foi enviado, percebi que alguns pontos não foram esclarecidos. Poderiam fornecer uma explicação mais detalhad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ajuda para entender um pouco melhor como funciona o processo relacionado ao contrato que assinei. Há itens que não compreendi completamente.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compreender o funcionamento de alguns termos no meu contrato. Gostaria de uma explicação mais clara sobre as obrigações envolv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esclarecimentos sobre um serviço que foi oferecido e que eu aceitei recentemente. Após ler o documento, surgiram algumas dúvidas.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Venho por meio deste solicitar detalhes adicionais sobre a apólice vigente. Há pontos que não estão claros e necessitam de uma revisão.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Preciso de ajuda para entender os itens de um contrato que assinei recentemente. Algumas cláusulas não ficaram muito claras.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Gostaria de verificar alguns detalhes sobre o seguro oferecido. Surgiram dúvidas quanto às coberturas incluídas e suas respectivas condiçõe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um documento recebido. Algumas cláusulas não estão completamente claras para mim. Poderia me ajudar com isso?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Estou com algumas incertezas sobre a apólice que contratei. Seria possível fornecer uma explicação mais detalhada sobre os itens abordados no contrat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informações adicionais sobre a cobertura oferecida. Não ficou claro para mim como determinadas condições são aplicáveis no meu caso.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Após revisar o documento que me foi enviado, percebi que alguns pontos não foram esclarecidos. Poderiam fornecer uma explicação mais detalhad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ajuda para entender um pouco melhor como funciona o processo relacionado ao contrato que assinei. Há itens que não compreendi completamente. Número do document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esclarecer algumas dúvidas sobre o contrato de seguro que assinei. Algumas cláusulas não ficaram claras para mim.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interpretar certas condições do seguro que recebi. Poderiam me fornecer uma explicação mais detalhad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maiores informações sobre as obrigações descritas no contrato de seguro que recebi. Não compreendi totalmente algumas parte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após revisar o contrato de seguro, percebi que alguns pontos não foram esclarecidos de maneira satisfatória.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funcionamento do seguro contratado. Algumas cláusulas ficaram confusas após a leitura do document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confirmar algumas informações sobre o seguro que assinei recentemente. Algumas partes do documento não ficaram muito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coberturas descritas no contrato de seguro que recebi. Poderiam me fornecer mais detalhe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obter uma explicação mais detalhada sobre as condições gerais do seguro contratad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esclarecimentos sobre as cláusulas do contrato de seguro que assinei recentemente. Algumas partes ficaram confusas para mim.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entender algumas partes do contrato de seguro vigente. Poderiam me fornecer maiores explicaçõe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mais informações sobre as coberturas oferecidas no seguro que assinei. Algumas cláusulas não ficaram claras após a leitura do contrat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obrigações mencionadas no contrato de seguro que recebi. Poderiam me fornecer mais detalhe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após revisar o contrato de seguro, percebi que alguns pontos não foram totalmente compreendido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maiores informações sobre o funcionamento das condições gerais do seguro que contrat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interpretar alguns termo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obter maiores informações sobre o contrato de seguro que assinei recentemente. Algumas cláusulas não foram completamente ent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confirmar alguns detalhes sobre o contrato de seguro vigente. Algumas cláusulas ficaram confus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algumas dúvidas sobre as cláusula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s informações sobre as cobertura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entender todas as cláusulas do documen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obrigações mencionad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gerais d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s cláusula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obter maiores esclarecimentos sobre o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quanto às condi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confirmar alguns pontos sobre o seguro contratado. Algumas cláusulas ficaram confusas após a leitura do contrat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berturas oferecidas n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compreender as condições gerais do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o funcionamento d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contrato de seguro que assinei recentemente. Algumas cláusulas não foram ent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s condi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láusulas d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berturas oferecidas no seguro que contrat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confirmar alguns detalhes sobre as condições gerai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obriga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interpretar algumas parte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ores informações sobre as coberturas mencionadas n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úvidas quanto às cláusul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informações sobre o funcionamento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interpretar algumas partes das condições gerais d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confirmar alguns detalhes sobre 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úvidas sobre o funcionamento das condições gerais d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interpretar algumas cláusulas d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obter maiores informações sobre as condições gerai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esclarecer algumas dúvidas que surgiram sobre o contrato de seguro que recebi. Algumas cláusulas não ficaram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ificuldades para entender as condições descritas no contrato de seguro que assinei. Algumas partes ficaram confus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maiores esclarecimentos sobre 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confirmar alguns detalhes sobre o contrato de seguro vigente. Algumas cláusulas não foram completamente ent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oberturas oferecidas n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do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clara sobre o contrato de seguro que assinei. Algumas partes ficaram confus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obrigaçõe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entender as cláusula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informações sobre as condições gerai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cláusulas d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compreender todas as cláusul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o funcionamento das coberturas mencionadas n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obrigaçõe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ores detalhes sobre 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o funcionamento das cobertur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d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obter maiores esclarecimentos sobre o funcionamento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condições gerai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coberturas mencionadas n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gerai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s obrigaçõe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ondições gerais do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confirmar alguns pontos sobre 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compreender algumas cláusulas d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o funcionamento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bertura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obter maiores detalhes sobre as condições gerai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obriga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entender as cláusul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o funcionamento das condições gerais do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cobertur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confirmar alguns detalhes sobre 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funcionamento das condições gerais d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o funcionamento das coberturas descritas n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ores informações sobre as obrigaçõe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funcionamento das coberturas mencionadas no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entender as condições gerai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obertura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ores informações sobre as obrigaçõe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funcionamento das coberturas mencionadas no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entender as condições gerai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obertura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entender melhor as obrigações mencionadas no contrato de seguro. Algumas partes não ficaram clar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bertura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esclarecer algumas dúvidas sobre o contrato de seguro que assinei recentemente. Algumas cláusulas não foram totalmente entendidas.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compreender algumas parte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maiores esclarecimentos sobre o funcionamento das coberturas oferecidas n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confirmar alguns detalhes sobre as coberturas ofereci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mencionadas no contrato de seguro vig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funcionamento das obriga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ores esclarecimentos sobre as condições gerais mencionad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bertura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obrigações descrit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d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obertura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s informações sobre as obrigaçõe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partes d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obrigaçõe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clara sobre as cobertura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o funcionamento das coberturas descritas n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obrigaçõe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ores informações sobre as condições gerais do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funcionamento das cobertura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obter maiores esclarecimentos sobre as obrigaçõe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cláusula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o funcionamento d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d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obriga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clara sobre as cobertura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parte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obter maiores esclarecimentos sobre o funcionamento das cobertur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obriga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o funcionamento das cobertur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gerai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obrigações descritas n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uma explicação mais detalhada sobre 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berturas mencionadas n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esclarecer algumas dúvidas que surgiram ao revisar 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parte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Solicito maiores esclarecimentos sobre o funcionamento das obrigaçõe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confirmar alguns detalhes sobre as cobertur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entender algumas cláusulas d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o funcionamento das obrigaçõe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ores esclarecimentos sobre as condições gerais descrit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berturas oferecidas no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obrigações mencionad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solicitar mais informações sobre as obrigações descrit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parte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obrigaçõe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coberturas descrit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d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obrigaçõe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clara sobre as coberturas descrit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parte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obter maiores esclarecimentos sobre o funcionamento das cobertur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obrigaçõe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o funcionamento das cobertur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detalhes sobre as condições gerai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obrigações descritas no contrato de seguro que assinei recentemente.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detalhada sobre as cláusulas descrit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o funcionamento das cobertura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cláusulas d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solicitar maiores esclarecimentos sobre as obrigações mencionad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gostaria de uma explicação mais clara sobre as coberturas mencionadas no contrato de seguro.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Prezados, estou com dificuldades para interpretar algumas partes do contrato de seguro que receb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Gostaria de obter maiores esclarecimentos sobre o funcionamento das coberturas mencionadas no contrato de seguro que assinei. Documento número: 123.</text:p>
          </table:table-cell>
          <table:table-cell office:value-type="string" table:style-name="ce1">
            <text:p>Outros</text:p>
          </table:table-cell>
          <table:table-cell table:number-columns-repeated="16382"/>
        </table:table-row>
        <table:table-row table:style-name="ro1">
          <table:table-cell office:value-type="string" table:style-name="ce2">
            <text:p>Estou com dúvidas sobre as obrigações mencionadas no contrato de seguro que recebi. Documento número: 123.</text:p>
          </table:table-cell>
          <table:table-cell office:value-type="string" table:style-name="ce1">
            <text:p>Outros</text:p>
          </table:table-cell>
          <table:table-cell table:number-columns-repeated="16382"/>
        </table:table-row>
        <table:table-row table:number-rows-repeated="104827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pd1" style:family="table-cell"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creator>Anderson Alves Monteiro</dc:creator>
    <dc:date>2024-10-21T00:35:47Z</dc:date>
    <meta:editing-cycles>5</meta:editing-cycles>
    <meta:editing-duration>PT479S</meta:editing-duration>
  </office:meta>
</office:document-meta>
</file>